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RetrieveEvent.EndRetrieveEvent( ModuleRevisionId mrid , String [ ] confs , long elapsedTime , int targetsCopied , int targetsUpToDate , long totalCopiedSize , Retrie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dRetrieveEvent.getNbUpT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RetrieveEvent.getTotalCopi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RetrieveEvent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RetrieveEvent.getNbCop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